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2100" calcext:value-type="float">
            <text:p>210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693000" calcext:value-type="float">
            <text:p>693000</text:p>
          </table:table-cell>
          <table:table-cell office:value-type="string" calcext:value-type="string">
            <text:p>Steps/Rev = mGPM * Cu-in/gal * Steps/rev / mCu-in/rev / 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42000" calcext:value-type="float">
            <text:p>42000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138600000" calcext:value-type="float">
            <text:p>1386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/[.C4]" office:value-type="float" office:value="126000" calcext:value-type="float">
            <text:p>126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1422" calcext:value-type="float">
            <text:p>1422</text:p>
          </table:table-cell>
          <table:table-cell table:number-columns-repeated="2"/>
          <table:table-cell table:formula="of:=[.F14]/60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2099" calcext:value-type="float">
            <text:p>209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28451.6129032258" calcext:value-type="float">
            <text:p>28451.6129032258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231000" calcext:value-type="float">
            <text:p>231000</text:p>
          </table:table-cell>
          <table:table-cell office:value-type="string" calcext:value-type="string">
            <text:p>Steps = mGal * Cu-in/gal * Steps/rev / mCu-in/r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13548.3870967742" calcext:value-type="float">
            <text:p>13548.3870967742</text:p>
          </table:table-cell>
          <table:table-cell table:number-columns-repeated="2"/>
          <table:table-cell table:formula="of:=[.F19]*400" office:value-type="float" office:value="92400000" calcext:value-type="float">
            <text:p>924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42000" calcext:value-type="float">
            <text:p>42000</text:p>
          </table:table-cell>
          <table:table-cell table:number-columns-repeated="2"/>
          <table:table-cell table:formula="of:=[.F20]/[.C4]" office:value-type="float" office:value="84000" calcext:value-type="float">
            <text:p>840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quency Blue</text:p>
          </table:table-cell>
          <table:table-cell table:formula="of:=1/[.C15]" office:value-type="float" office:value="0.00070323488045007" calcext:value-type="float">
            <text:p>0.00070323488045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4]*1000" office:value-type="float" office:value="0.70323488045007" calcext:value-type="float">
            <text:p>0.70323488045007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5]*1000" office:value-type="float" office:value="703.23488045007" calcext:value-type="float">
            <text:p>703.23488045007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Red</text:p>
          </table:table-cell>
          <table:table-cell table:formula="of:=1/[.C16]" office:value-type="float" office:value="0.00147710487444609" calcext:value-type="float">
            <text:p>0.001477104874446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7]*1000" office:value-type="float" office:value="1.47710487444609" calcext:value-type="float">
            <text:p>1.47710487444609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Hz</text:p>
          </table:table-cell>
          <table:table-cell table:formula="of:=1/[.C24]" office:value-type="float" office:value="1422" calcext:value-type="float">
            <text:p>1422</text:p>
          </table:table-cell>
        </table:table-row>
        <table:table-row table:style-name="ro1">
          <table:table-cell table:number-columns-repeated="2"/>
          <table:table-cell table:formula="of:=[.C28]*1000" office:value-type="float" office:value="1477.10487444609" calcext:value-type="float">
            <text:p>1477.10487444609</text:p>
          </table:table-cell>
          <table:table-cell office:value-type="string" calcext:value-type="string">
            <text:p>us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formula="of:=1/[.J28]*1000*1000" office:value-type="float" office:value="703.23488045007" calcext:value-type="float">
            <text:p>703.234880450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formula="of:=[.C19]/[.C15]" office:value-type="float" office:value="20.0081665986117" calcext:value-type="float">
            <text:p>20.0081665986117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formula="of:=ROUNDDOWN([.C31];3)" office:value-type="float" office:value="20.008" calcext:value-type="float">
            <text:p>20.008</text:p>
          </table:table-cell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formula="of:=[.C20]/[.C16]" office:value-type="float" office:value="20.0123886215276" calcext:value-type="float">
            <text:p>20.0123886215276</text:p>
          </table:table-cell>
          <table:table-cell table:number-columns-repeated="5"/>
          <table:table-cell office:value-type="string" calcext:value-type="string">
            <text:p>number of steps</text:p>
          </table:table-cell>
          <table:table-cell table:formula="of:=ROUNDDOWN([.J31]*[.J28])" office:value-type="float" office:value="28451" calcext:value-type="float">
            <text:p>284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5]/[.C7]*60" office:value-type="float" office:value="426.6" calcext:value-type="float">
            <text:p>426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6]/[.C7]*60" office:value-type="float" office:value="203.1" calcext:value-type="float">
            <text:p>203.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tual RPM Blue</text:p>
          </table:table-cell>
          <table:table-cell office:value-type="float" office:value="425.7" calcext:value-type="float">
            <text:p>425.7</text:p>
          </table:table-cell>
          <table:table-cell table:style-name="ce2" table:formula="of:=([.C37]-[.C34])/[.C34]" office:value-type="percentage" office:value="-0.00210970464135029" calcext:value-type="percentage">
            <text:p>-0.2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RPM Red</text:p>
          </table:table-cell>
          <table:table-cell office:value-type="float" office:value="202.7" calcext:value-type="float">
            <text:p>202.7</text:p>
          </table:table-cell>
          <table:table-cell table:style-name="ce2" table:formula="of:=([.C38]-[.C35])/[.C35]" office:value-type="percentage" office:value="-0.00196947316592814" calcext:value-type="percentage">
            <text:p>-0.2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37]/[.C38]" office:value-type="float" office:value="2.10014800197336" calcext:value-type="float">
            <text:p>2.10014800197336</text:p>
          </table:table-cell>
          <table:table-cell table:style-name="ce2" table:formula="of:=([.C39]-[.C10]/100)/([.C10]/100)" office:value-type="percentage" office:value="0.0000704771301711966" calcext:value-type="percentage">
            <text:p>0.0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Gallons/min</text:p>
          </table:table-cell>
          <table:table-cell table:formula="of:=([.C37]*([.C4]/1000)/[.C8])+([.C38]*([.C4]/1000)/[.C8])" office:value-type="float" office:value="2.99238095238095" calcext:value-type="float">
            <text:p>2.99238095238095</text:p>
          </table:table-cell>
          <table:table-cell table:style-name="ce2" table:formula="of:=([.C40]-([.C3]/1000))/([.C3]/1000)" office:value-type="percentage" office:value="-0.00253968253968247" calcext:value-type="percentage">
            <text:p>-0.25%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5" office:value-type="string" calcext:value-type="string">
            <text:p>Ratio</text:p>
          </table:table-cell>
          <table:table-cell table:style-name="ce7" office:value-type="string" calcext:value-type="string">
            <text:p>Target Red (RPM)</text:p>
          </table:table-cell>
          <table:table-cell table:style-name="ce7" office:value-type="string" calcext:value-type="string">
            <text:p>Actual Red (RPM)</text:p>
          </table:table-cell>
          <table:table-cell table:style-name="ce7" office:value-type="string" calcext:value-type="string">
            <text:p>Target Blue (RPM)</text:p>
          </table:table-cell>
          <table:table-cell table:style-name="ce7" office:value-type="string" calcext:value-type="string">
            <text:p>Actual Blue (RPM)</text:p>
          </table:table-cell>
          <table:table-cell table:style-name="ce7" office:value-type="string" calcext:value-type="string">
            <text:p>Actual Ratio</text:p>
          </table:table-cell>
          <table:table-cell table:style-name="ce7" office:value-type="string" calcext:value-type="string">
            <text:p>Ratio % Error</text:p>
          </table:table-cell>
          <table:table-cell table:style-name="ce7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06:57:48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11T14:28:29.047000000</dc:date>
    <meta:editing-duration>P1DT14H45M11S</meta:editing-duration>
    <meta:editing-cycles>15</meta:editing-cycles>
    <meta:document-statistic meta:table-count="2" meta:cell-count="128" meta:object-count="0"/>
  </office:meta>
</office:document-meta>
</file>